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MocksScanner.sc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jectMocksScanner.InjectMocksScann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MocksScanner.addTo( Set &lt; Field &gt; mockDependent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MocksScanner.assertNoAnnotations( Field field , Class &lt; ? extends Annotation &gt; ... 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